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755ba1" officeooo:paragraph-rsid="00755ba1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755ba1" officeooo:paragraph-rsid="00755ba1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755ba1" officeooo:paragraph-rsid="00755ba1"/>
    </style:style>
    <style:style style:name="T1" style:family="text">
      <style:text-properties officeooo:rsid="0076ff46"/>
    </style:style>
    <style:style style:name="T2" style:family="text">
      <style:text-properties officeooo:rsid="00781121"/>
    </style:style>
    <style:style style:name="T3" style:family="text">
      <style:text-properties officeooo:rsid="007910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n’t Talk To Strangers</text:p>
      <text:p text:style-name="P1"><text:s text:c="5"/>Your mother always told you not to talk to strangers. <text:span text:style-name="T1">But in the day of Uber you kinda have to talk to strangers and even get in their cars. Sometimes they have candy for you. </text:span><text:span text:style-name="T2">Your mother would be livid.</text:span></text:p>
      <text:p text:style-name="P1"><text:s text:c="5"/><text:span text:style-name="T3">As a kid you do as you’re told. But as an adult you start talking to strangers in order to make relationships, do business deals etc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9-02T10:20:36.465000000</dc:date>
    <meta:editing-cycles>104</meta:editing-cycles>
    <meta:editing-duration>PT2H44M34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3" meta:word-count="70" meta:character-count="369" meta:non-whitespace-character-count="292"/>
    <meta:template xlink:type="simple" xlink:actuate="onRequest" xlink:title="Normal.dotm" xlink:href=""/>
  </office:meta>
</office:document-meta>
</file>